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07630B90180.png"/>
  <manifest:file-entry manifest:media-type="image/png" manifest:full-path="Pictures/10000201000001B5000000AE9F4C0E53.png"/>
  <manifest:file-entry manifest:media-type="image/png" manifest:full-path="Pictures/1000020100000249000001C103789B89.png"/>
  <manifest:file-entry manifest:media-type="image/png" manifest:full-path="Pictures/100000000000017F00000162CE4BEE7F.png"/>
  <manifest:file-entry manifest:media-type="image/png" manifest:full-path="Pictures/1000020100000360000001BAF725D0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style="normal" style:font-style-asian="normal" style:font-style-complex="normal"/>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text-properties fo:color="#000000" style:font-name="Monaco2" fo:font-size="7pt" style:font-name-asian="Monaco2" style:font-size-asian="7pt" style:font-name-complex="Monaco2" style:font-size-complex="7pt"/>
    </style:style>
    <style:style style:name="P14" style:family="paragraph" style:parent-style-name="Standard">
      <style:text-properties fo:color="#000000"/>
    </style:style>
    <style:style style:name="P15" style:family="paragraph" style:parent-style-name="Text_20_body">
      <style:paragraph-properties fo:margin-left="2.501cm" fo:margin-right="0cm" fo:text-indent="0cm" style:auto-text-indent="false"/>
    </style:style>
    <style:style style:name="P16" style:family="paragraph" style:parent-style-name="Source_20_Text">
      <style:text-properties fo:color="#000000"/>
    </style:style>
    <style:style style:name="P17" style:family="paragraph" style:parent-style-name="Source_20_Text">
      <style:text-properties fo:color="#000000" style:font-name="Monaco2" fo:font-size="9pt" style:font-name-asian="Monaco2" style:font-size-asian="9pt" style:font-name-complex="Monaco2" style:font-size-complex="9pt"/>
    </style:style>
    <style:style style:name="P18" style:family="paragraph" style:parent-style-name="Source_20_Text">
      <style:text-properties fo:color="#000000" style:font-name="Monaco2" fo:font-size="7pt" style:font-name-asian="Monaco2" style:font-size-asian="7pt" style:font-name-complex="Monaco2" style:font-size-complex="7pt"/>
    </style:style>
    <style:style style:name="P19" style:family="paragraph" style:parent-style-name="Source_20_Text">
      <style:text-properties fo:color="#000000" fo:font-size="7pt" style:font-size-asian="7pt" style:font-size-complex="7pt"/>
    </style:style>
    <style:style style:name="P20" style:family="paragraph" style:parent-style-name="Source_20_Text">
      <style:text-properties fo:color="#2a00ff" style:text-underline-style="solid" style:text-underline-width="auto" style:text-underline-color="font-color"/>
    </style:style>
    <style:style style:name="P21" style:family="paragraph" style:parent-style-name="Source_20_Text">
      <style:text-properties style:font-name="Times New Roman" fo:font-size="12pt" style:font-size-asian="12pt" style:font-size-complex="12pt"/>
    </style:style>
    <style:style style:name="P22" style:family="paragraph" style:parent-style-name="Source_20_Text">
      <style:text-properties fo:font-size="7pt" style:font-size-asian="7pt" style:font-size-complex="7pt"/>
    </style:style>
    <style:style style:name="P23" style:family="paragraph" style:parent-style-name="Source_20_Text">
      <style:text-properties fo:color="#008080" style:font-name="Monaco2" fo:font-size="7pt" style:font-name-asian="Monaco2" style:font-size-asian="7pt" style:font-name-complex="Monaco2" style:font-size-complex="7pt"/>
    </style:style>
    <style:style style:name="P24" style:family="paragraph" style:parent-style-name="Source_20_Text">
      <style:text-properties fo:font-style="normal" style:font-style-asian="normal" style:font-style-complex="normal"/>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5">
      <style:paragraph-properties>
        <style:tab-stops>
          <style:tab-stop style:position="15.002cm" style:type="right" style:leader-style="dotted" style:leader-text="."/>
        </style:tab-stops>
      </style:paragraph-properties>
    </style:style>
    <style:style style:name="P30" style:family="paragraph" style:parent-style-name="Table_20_Contents">
      <style:text-properties fo:font-style="italic" style:font-style-asian="italic" style:font-style-complex="italic"/>
    </style:style>
    <style:style style:name="P31"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text-properties fo:font-style="normal" style:font-style-asian="normal" style:font-style-complex="normal"/>
    </style:style>
    <style:style style:name="P38" style:family="paragraph" style:parent-style-name="Text_20_body" style:list-style-name="L6">
      <style:text-properties fo:font-style="normal" style:font-style-asian="normal" style:font-style-complex="normal"/>
    </style:style>
    <style:style style:name="P39" style:family="paragraph" style:parent-style-name="Text_20_body" style:list-style-name="L7">
      <style:text-properties fo:font-style="normal" style:font-style-asian="normal" style:font-style-complex="normal"/>
    </style:style>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3"/>
    <style:style style:name="P45" style:family="paragraph" style:parent-style-name="Heading_20_1">
      <style:paragraph-properties fo:break-before="page"/>
    </style:style>
    <style:style style:name="P46" style:family="paragraph">
      <style:paragraph-properties fo:text-align="center"/>
    </style:style>
    <style:style style:name="P47" style:family="paragraph">
      <style:text-properties style:font-name="Monaco"/>
    </style:style>
    <style:style style:name="P48"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style:font-name="Courier New" fo:font-size="8pt" style:font-size-asian="8pt" style:font-size-complex="8pt"/>
    </style:style>
    <style:style style:name="T13" style:family="text">
      <style:text-properties fo:font-style="normal" style:font-style-asian="normal" style:font-style-complex="normal"/>
    </style:style>
    <style:style style:name="T14" style:family="text">
      <style:text-properties fo:background-color="#ffff00"/>
    </style:style>
    <style:style style:name="T15" style:family="text">
      <style:text-properties style:font-name="Monaco2" fo:font-size="7pt" style:font-name-asian="Monaco2" style:font-size-asian="7pt" style:font-name-complex="Monaco2" style:font-size-complex="7pt"/>
    </style:style>
    <style:style style:name="T16" style:family="text">
      <style:text-properties style:font-name="Monaco2" fo:font-size="7pt" fo:font-weight="bold" style:font-name-asian="Monaco2" style:font-size-asian="7pt" style:font-weight-asian="bold" style:font-name-complex="Monaco2" style:font-size-complex="7pt" style:font-weight-complex="bold"/>
    </style:style>
    <style:style style:name="T17" style:family="text">
      <style:text-properties style:font-name="Monaco2" fo:font-size="7pt" fo:font-style="italic" style:font-name-asian="Monaco2" style:font-size-asian="7pt" style:font-style-asian="italic" style:font-name-complex="Monaco2" style:font-size-complex="7pt" style:font-style-complex="italic"/>
    </style:style>
    <style:style style:name="T18" style:family="text">
      <style:text-properties style:font-name="Monaco2" style:font-name-asian="Monaco2" style:font-name-complex="Monaco2"/>
    </style:style>
    <style:style style:name="T19" style:family="text">
      <style:text-properties style:font-name="Monaco2" fo:font-weight="bold" style:font-name-asian="Monaco2" style:font-weight-asian="bold" style:font-name-complex="Monaco2" style:font-weight-complex="bold"/>
    </style:style>
    <style:style style:name="T20" style:family="text">
      <style:text-properties style:font-name="Monaco" fo:font-style="italic" style:font-name-asian="Monaco" style:font-style-asian="italic" style:font-name-complex="Monaco" style:font-style-complex="italic"/>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font-name="Monaco"/>
    </style:style>
    <style:style style:name="T24"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1130362665" text:style-name="Outline">
              <text:list-item>
                <text:h text:style-name="P45" text:outline-level="1" text:restart-numbering="true" text:start-value="-1">Table of Contents</text:h>
              </text:list-item>
            </text:list>
          </text:index-title>
          <text:p text:style-name="P26">Part I - Introduction<text:tab/>4</text:p>
          <text:p text:style-name="P27">The MiniMiser framework<text:tab/>4</text:p>
          <text:p text:style-name="P27">About this document<text:tab/>4</text:p>
          <text:p text:style-name="P27">Typographical conventions<text:tab/>4</text:p>
          <text:p text:style-name="P27">Intended readership<text:tab/>5</text:p>
          <text:p text:style-name="P27">A short overview of the MiniMiser framework<text:tab/>5</text:p>
          <text:p text:style-name="P28">Database storage<text:tab/>5</text:p>
          <text:p text:style-name="P28">Multiple open databases<text:tab/>6</text:p>
          <text:p text:style-name="P28">Session storage<text:tab/>6</text:p>
          <text:p text:style-name="P28">Multiple views into databases<text:tab/>6</text:p>
          <text:p text:style-name="P28">Configuration and preferences<text:tab/>6</text:p>
          <text:p text:style-name="P28">Plugin management<text:tab/>7</text:p>
          <text:p text:style-name="P28">Update notification<text:tab/>7</text:p>
          <text:p text:style-name="P28">Messaging<text:tab/>8</text:p>
          <text:p text:style-name="P28">Background processing<text:tab/>8</text:p>
          <text:p text:style-name="P27">What MiniMiser is not<text:tab/>8</text:p>
          <text:p text:style-name="P27">A note on backwards compatibility<text:tab/>8</text:p>
          <text:p text:style-name="P27">For more information<text:tab/>8</text:p>
          <text:p text:style-name="P26">Part II – Getting Started Tutorial<text:tab/>10</text:p>
          <text:p text:style-name="P27">Development environment<text:tab/>10</text:p>
          <text:p text:style-name="P27">Maven settings<text:tab/>10</text:p>
          <text:p text:style-name="P27">Introducing the sample application<text:tab/>11</text:p>
          <text:p text:style-name="P27">Creating your project<text:tab/>12</text:p>
          <text:p text:style-name="P27">TDD, briefly<text:tab/>13</text:p>
          <text:p text:style-name="P27">Creating the application plugin<text:tab/>14</text:p>
          <text:p text:style-name="P27">Creating the plugin descriptor<text:tab/>14</text:p>
          <text:p text:style-name="P27">Overview of the project directory structure<text:tab/>15</text:p>
          <text:p text:style-name="P27">Running your plugin with MiniMiser<text:tab/>15</text:p>
          <text:p text:style-name="P27">Creating the database schema<text:tab/>16</text:p>
          <text:p text:style-name="P27">Using the SpringLoader<text:tab/>19</text:p>
          <text:p text:style-name="P26">Part III – MiniMiser Architecture<text:tab/>21</text:p>
          <text:p text:style-name="P27">Programming languages<text:tab/>21</text:p>
          <text:p text:style-name="P27">Plugin architecture<text:tab/>21</text:p>
          <text:p text:style-name="P28">Scanning for plugins.properties files<text:tab/>21</text:p>
          <text:p text:style-name="P28">Instantiating plugin classes<text:tab/>21</text:p>
          <text:p text:style-name="P28">Initialising plugin objects<text:tab/>21</text:p>
          <text:p text:style-name="P28">ApplicationPlugin Resources<text:tab/>22</text:p>
          <text:p text:style-name="P27">Separation of concerns: Developing your plugin with Facades<text:tab/>22</text:p>
          <text:p text:style-name="P27">Persistence<text:tab/>24</text:p>
          <text:p text:style-name="P28">Overview<text:tab/>24</text:p>
          <text:p text:style-name="P28">Access mechanisms<text:tab/>24</text:p>
          <text:p text:style-name="P28">Database schema<text:tab/>24</text:p>
          <text:p text:style-name="P28">Database creation<text:tab/>25</text:p>
          <text:p text:style-name="P28">Database migrations<text:tab/>25</text:p>
          <text:p text:style-name="P28">Database access<text:tab/>25</text:p>
          <text:p text:style-name="P28">File storage alongside databases<text:tab/>25</text:p>
          <text:p text:style-name="P27">Presentation<text:tab/>25</text:p>
          <text:p text:style-name="P28">Wizards<text:tab/>25</text:p>
          <text:p text:style-name="P28">Menu system<text:tab/>25</text:p>
          <text:p text:style-name="P28">View system<text:tab/>25</text:p>
          <text:p text:style-name="P28"><text:soft-page-break/>Status Bar<text:tab/>25</text:p>
          <text:p text:style-name="P28">Dialogs<text:tab/>25</text:p>
          <text:p text:style-name="P25">The About Dialog<text:tab/>26</text:p>
          <text:p text:style-name="P25">The Welcome / What's New Dialog<text:tab/>26</text:p>
          <text:p text:style-name="P25">The Problem Reporter Dialog<text:tab/>27</text:p>
          <text:p text:style-name="P28">Indicating long-running tasks with the CursorManager<text:tab/>27</text:p>
          <text:p text:style-name="P28">Messaging<text:tab/>27</text:p>
          <text:p text:style-name="P28">Messages with “Don't Show This Again” checkboxes<text:tab/>27</text:p>
          <text:p text:style-name="P28">Options or Preferences<text:tab/>27</text:p>
          <text:p text:style-name="P27">Miscellaneous<text:tab/>27</text:p>
          <text:p text:style-name="P28">Logging<text:tab/>27</text:p>
          <text:p text:style-name="P28">Lifecycle management<text:tab/>28</text:p>
          <text:p text:style-name="P28">Event notification<text:tab/>28</text:p>
          <text:p text:style-name="P25">Database event notifications<text:tab/>28</text:p>
          <text:p text:style-name="P25">Tab event notifications<text:tab/>28</text:p>
          <text:p text:style-name="P25">Upgrade event notifications<text:tab/>28</text:p>
          <text:p text:style-name="P28">The startup queue<text:tab/>29</text:p>
          <text:p text:style-name="P28">Background processing with WorkerPool and DelayedExecutor<text:tab/>29</text:p>
          <text:p text:style-name="P28">The change log<text:tab/>29</text:p>
          <text:p text:style-name="P25">The change log markup syntax<text:tab/>29</text:p>
          <text:p text:style-name="P29">Example<text:tab/>29</text:p>
          <text:p text:style-name="P29">Structure<text:tab/>30</text:p>
          <text:p text:style-name="P29">Header line structure<text:tab/>30</text:p>
          <text:p text:style-name="P29">Optional information line structure<text:tab/>30</text:p>
          <text:p text:style-name="P25">The update notification system<text:tab/>30</text:p>
          <text:p text:style-name="P29">Overview<text:tab/>30</text:p>
          <text:p text:style-name="P29">Update availability notification <text:tab/>31</text:p>
          <text:p text:style-name="P29">Privacy concerns<text:tab/>31</text:p>
          <text:p text:style-name="P29">Making use of an update site<text:tab/>31</text:p>
          <text:p text:style-name="P29">Periodic update availability checks<text:tab/>32</text:p>
          <text:p text:style-name="P29">User-driven update availability checks<text:tab/>32</text:p>
          <text:p text:style-name="P28">Resources<text:tab/>32</text:p>
          <text:p text:style-name="P27">Deployment and Packaging<text:tab/>32</text:p>
        </text:index-body>
      </text:table-of-content>
      <text:p text:style-name="Standard"/>
      <text:p text:style-name="Standard"/>
      <text:list xml:id="list194436892" text:continue-numbering="true" text:style-name="Outline">
        <text:list-item>
          <text:h text:style-name="P45"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xml:id="list257032581"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2183274221"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uk.me.gumbley.simpleaccounts.plugin.facade.newdatabasecreation.</text:span><text:span text:style-name="T7">↩</text:span></text:p>
      <text:p text:style-name="Source_20_Text"><text:span text:style-name="T7"><text:s text:c="8"/></text:span><text:span text:style-name="T6">SimpleAccountsNewDatabaseCreationFacade"</text:span> <text:span text:style-name="T1">/&gt;</text:span></text:p>
      <text:p text:style-name="Text_20_body"/>
      <text:list xml:id="list1063055529"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1994962217" text:style-name="L1">
        <text:list-item>
          <text:p text:style-name="P32">A reasonable knowledge of Java 5.</text:p>
        </text:list-item>
        <text:list-item>
          <text:p text:style-name="P32">A suitable development environment (the framework and sample applications are all developed using Eclipse 3.3/3.4/3.5)</text:p>
        </text:list-item>
        <text:list-item>
          <text:p text:style-name="P32">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32">Some knowledge of Spring – we use it as a dependency injection container, and use Spring JDBC Templates for data access. “Spring in Action” by Manning Press is an excellent book on the subject.</text:p>
        </text:list-item>
        <text:list-item>
          <text:p text:style-name="P32">Some knowledge of design patterns would be useful; we don't over-use them.</text:p>
        </text:list-item>
        <text:list-item>
          <text:p text:style-name="P32">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536632334" text:continue-list="list1063055529" text:style-name="Outline">
        <text:list-item>
          <text:list>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xml:id="list574619609"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224107375"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1505612836"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1861421522"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1196050229" text:continue-numbering="true" text:style-name="Outline">
        <text:list-item>
          <text:list>
            <text:list-item>
              <text:list>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248078707" text:continue-numbering="true" text:style-name="Outline">
        <text:list-item>
          <text:list>
            <text:list-item>
              <text:list>
                <text:list-item>
                  <text:h text:style-name="Heading_20_3" text:outline-level="3"><text:soft-page-break/>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2019369193"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1532769034"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861624497"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1666988929" text:continue-numbering="true" text:style-name="Outline">
        <text:list-item>
          <text:list>
            <text:list-item>
              <text:h text:style-name="Heading_20_2" text:outline-level="2">What MiniMiser is not</text:h>
            </text:list-item>
          </text:list>
        </text:list-item>
      </text:list>
      <text:p text:style-name="Text_20_body">MiniMiser is not:</text:p>
      <text:list xml:id="list1289389932" text:style-name="L2">
        <text:list-item>
          <text:p text:style-name="P33">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3">A stand-alone database. That's Oracle, Microsoft SQL Server, MySQL, PostgreSQL, DB2, Ingres, Sybase, etc.</text:p>
        </text:list-item>
        <text:list-item>
          <text:p text:style-name="P33">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1835889812" text:continue-list="list1666988929"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1579649059"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text:soft-page-break/>useful, please consider joining the development mailing list. This list carries discussion of both the usage of the framework, and of the development of the framework itself.</text:p>
      <text:list xml:id="list646025623" text:continue-numbering="true" text:style-name="Outline">
        <text:list-item>
          <text:list>
            <text:list-item>
              <text:h text:style-name="Heading_20_2" text:outline-level="2"/>
            </text:list-item>
          </text:list>
        </text:list-item>
        <text:list-item>
          <text:h text:style-name="P45"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xml:id="list1140694771" text:style-name="L3">
        <text:list-item>
          <text:p text:style-name="P34">Creating plugins</text:p>
        </text:list-item>
        <text:list-item>
          <text:p text:style-name="P34">Defining your database schema</text:p>
        </text:list-item>
        <text:list-item>
          <text:p text:style-name="P34">Building the data access layer using the Data Access Object (DAO) pattern</text:p>
        </text:list-item>
        <text:list-item>
          <text:p text:style-name="P34">Creating a view and controller</text:p>
        </text:list-item>
        <text:list-item>
          <text:p text:style-name="P34">Using third-party plugins</text:p>
        </text:list-item>
      </text:list>
      <text:p text:style-name="Text_20_body">The section concludes with how to build a releasable product.</text:p>
      <text:list xml:id="list899945400" text:continue-list="list646025623" text:style-name="Outline">
        <text:list-item>
          <text:list>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14">(Need to check this)</text:span></text:p>
      <text:p text:style-name="Text_20_body"/>
      <text:list xml:id="list1479630850" text:continue-numbering="true" text:style-name="Outline">
        <text:list-item>
          <text:list>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text:soft-page-break/>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12">&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xml:id="list1119682561"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text:soft-page-break/>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7">Here's the database schema that the main application plugin will create initially:</text:p>
      <text:p text:style-name="Text_20_body"><draw:frame draw:style-name="fr2" draw:name="graphics3" text:anchor-type="paragraph" svg:width="10.183cm" svg:height="4.055cm" draw:z-index="14"><draw:image xlink:href="Pictures/10000201000001B5000000AE9F4C0E53.png" xlink:type="simple" xlink:show="embed" xlink:actuate="onLoad"/></draw:frame></text:p>
      <text:p text:style-name="Text_20_body"><text:s/></text:p>
      <text:p text:style-name="Text_20_body"/>
      <text:p text:style-name="Text_20_body"/>
      <text:p text:style-name="Text_20_body"/>
      <text:p text:style-name="Text_20_body"/>
      <text:p text:style-name="Text_20_body">The design reasoning behind this schema will be explained in a short while.</text:p>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xml:id="list930222937" text:continue-numbering="true" text:style-name="Outline">
        <text:list-item>
          <text:list>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3">&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2">uk</text:span>.me.<text:span text:style-name="T22">gumbley</text:span>&lt;/groupId&gt;</text:p>
      <text:p text:style-name="P2"><text:s text:c="2"/>&lt;artifactId&gt;SimpleAccounts&lt;/artifactId&gt;</text:p>
      <text:p text:style-name="P2"><text:s text:c="2"/>&lt;name&gt;&lt;/name&gt;</text:p>
      <text:p text:style-name="P2"><text:s text:c="2"/>&lt;version&gt;0.1.0-SNAPSHOT&lt;/version&gt;</text:p>
      <text:p text:style-name="P2"><text:s text:c="2"/>&lt;description&gt;&lt;/description&gt;</text:p>
      <text:p text:style-name="P2"><text:s text:c="2"/>&lt;url&gt;http://www.gumbley.me.uk/simpleaccounts/&lt;/url&gt;</text:p>
      <text:p text:style-name="P2"><text:s text:c="2"/></text:p>
      <text:p text:style-name="P2"><text:s text:c="2"/>&lt;dependencies&gt;</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pan text:style-name="T15"><text:s text:c="4"/></text:span><text:span text:style-name="T15">&lt;/</text:span><text:span text:style-name="T15">dependency</text:span><text:span text:style-name="T15">&gt;</text:span></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 text:c="6"/>&lt;classifier&gt;tests&lt;/classifier&gt;</text:p>
      <text:p text:style-name="P2"><text:s text:c="6"/>&lt;scope&gt;test&lt;/scope&gt;</text:p>
      <text:p text:style-name="P2"><text:soft-page-break/><text:span text:style-name="T15"><text:s text:c="4"/></text:span><text:span text:style-name="T15">&lt;/</text:span><text:span text:style-name="T15">dependency</text:span><text:span text:style-name="T15">&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8">&lt;/</text:span><text:span text:style-name="T18">project</text:span><text:span text:style-name="T18">&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xml:id="list1400570870" text:continue-numbering="true" text:style-name="Outline">
        <text:list-item>
          <text:list>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xml:id="list1690408252" text:style-name="L4">
        <text:list-item>
          <text:p text:style-name="P35">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35">Green. You write the simplest code that causes the test to pass. Running the test gives you the green bar.</text:p>
        </text:list-item>
        <text:list-item>
          <text:p text:style-name="P35"><text:soft-page-break/>Refactor. Remove any duplication, get CheckStyle happy about your code, refactor if any metrics show signs of complexity.</text:p>
        </text:list-item>
        <text:list-item>
          <text:p text:style-name="P35">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xml:id="list1650976194" text:continue-list="list1400570870" text:style-name="Outline">
        <text:list-item>
          <text:list>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3"/><text:span text:style-name="T3"><text:s/>@Test</text:span></text:p>
      <text:p text:style-name="P16"><text:s text:c="4"/><text:span text:style-name="T21">public</text:span> <text:span text:style-name="T21">void</text:span> ourPluginIsLoaded() <text:span text:style-name="T21">throws</text:span> PluginException {</text:p>
      <text:p text:style-name="P16"><text:s text:c="8"/><text:span text:style-name="T21">final</text:span> PluginHelper pluginHelper = <text:span text:style-name="T21">new</text:span> PluginHelper(<text:span text:style-name="T21">false</text:span>);</text:p>
      <text:p text:style-name="P16"><text:s text:c="8"/>pluginHelper.loadStandardPlugins();</text:p>
      <text:p text:style-name="P16"><text:s text:c="8"/>Assert.<text:span text:style-name="T11">assertTrue</text:span>(</text:p>
      <text:p text:style-name="P16"><text:s text:c="16"/>"Our plugin is not loaded",</text:p>
      <text:p text:style-name="P16"><text:s text:c="16"/>pluginHelper.getApplicationPlugin() <text:span text:style-name="T21">instanceof</text:span> SimpleAccountsApplicationPlugin);</text:p>
      <text:p text:style-name="P16"><text:s text:c="4"/>}</text:p>
      <text:p text:style-name="P16"/>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1145308542"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4"/>
      <text:p text:style-name="P14">It does not matter what is on the left-hand side of the = in the plugin descriptor file, although all lines in the file must have unique left hand values.</text:p>
      <text:p text:style-name="P14"><text:soft-page-break/></text:p>
      <text:p text:style-name="P14">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4"/>
      <text:p text:style-name="P14"/>
      <text:p text:style-name="P14">Running the above test again once the plugin descriptor is in place should yield success (Green) – the framework has correctly detected your plugin. <text:span text:style-name="T3">There's nothing to Refactor yet.</text:span></text:p>
      <text:list xml:id="list2129356204" text:continue-numbering="true" text:style-name="Outline">
        <text:list-item>
          <text:list>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xml:id="list1099362244" text:continue-numbering="true" text:style-name="Outline">
        <text:list-item>
          <text:list>
            <text:list-item>
              <text:h text:style-name="Heading_20_2" text:outline-level="2"><draw:frame draw:style-name="fr2" draw:name="graphics1" text:anchor-type="paragraph" svg:width="8.273cm" svg:height="7.646cm" draw:z-index="1"><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text:soft-page-break/>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xml:id="list856554991"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6">database.directory=/Users/Shared/<text:span text:style-name="T22">Temp</text:span>/<text:span text:style-name="T22">simpleaccounts</text:span></text:p>
      <text:p text:style-name="P20"/>
      <text:p text:style-name="Text_20_body">It must read database.directory=... some path ...</text:p>
      <text:p text:style-name="Text_20_body">Then, create a test in src/test/java, with a package of uk.me.simpleaccounts.persistence, containing:</text:p>
      <text:p text:style-name="P16"><text:span text:style-name="T21">public</text:span> <text:span text:style-name="T21">final</text:span> <text:span text:style-name="T21">class</text:span> SimpleAccountsDatabaseCreatedCorrectly {</text:p>
      <text:p text:style-name="P16"><text:s text:c="4"/><text:span text:style-name="T21">private</text:span> <text:span text:style-name="T21">static</text:span> <text:span text:style-name="T21">final</text:span> String <text:span text:style-name="T11">DBNAME</text:span> = "sadatabase";</text:p>
      <text:p text:style-name="P16"><text:s text:c="4"/><text:span text:style-name="T21">private</text:span> <text:span text:style-name="T21">static</text:span> <text:span text:style-name="T21">final</text:span> String <text:span text:style-name="T11">DBPASSWORD</text:span> = "";</text:p>
      <text:p text:style-name="P16"><text:s text:c="4"/><text:span text:style-name="T21">private</text:span> PersistencePluginHelper mPersistencePluginHelper;</text:p>
      <text:p text:style-name="P16"><text:s text:c="4"/></text:p>
      <text:p text:style-name="P16"><text:s text:c="4"/>@Before</text:p>
      <text:p text:style-name="P16"><text:s text:c="4"/><text:span text:style-name="T21">public</text:span> <text:span text:style-name="T21">void</text:span> getPrerequisites() <text:span text:style-name="T21">throws</text:span> PluginException {</text:p>
      <text:p text:style-name="P16"><text:s text:c="8"/><text:span text:style-name="T21">final</text:span> PluginHelper pluginHelper = PluginHelperFactory.<text:span text:style-name="T11">createMiniMiserPluginHelper</text:span>();</text:p>
      <text:p text:style-name="P16"><text:s text:c="8"/>mPersistencePluginHelper = <text:span text:style-name="T21">new</text:span> PersistencePluginHelper(<text:span text:style-name="T21">false</text:span>, pluginHelper);</text:p>
      <text:p text:style-name="P16"><text:s text:c="8"/>mPersistencePluginHelper.validateTestDatabaseDirectory();</text:p>
      <text:p text:style-name="P16"><text:s text:c="8"/>pluginHelper.loadStandardPlugins();</text:p>
      <text:p text:style-name="P16"><text:s text:c="4"/>}</text:p>
      <text:p text:style-name="P16"><text:s text:c="4"/></text:p>
      <text:p text:style-name="P16"><text:s text:c="4"/>@After</text:p>
      <text:p text:style-name="P16"><text:s text:c="4"/><text:span text:style-name="T21">public</text:span> <text:span text:style-name="T21">void</text:span> tidyDatabases() {</text:p>
      <text:p text:style-name="P16"><text:s text:c="8"/><text:span text:style-name="T15">mPersistencePluginHelper</text:span><text:span text:style-name="T15">.tidyTestDatabasesDirectory();</text:span></text:p>
      <text:p text:style-name="P16"><text:s text:c="4"/>}</text:p>
      <text:p text:style-name="P16"><text:s text:c="4"/></text:p>
      <text:p text:style-name="P16"><text:s text:c="4"/>@Test</text:p>
      <text:p text:style-name="P16"><text:s text:c="4"/><text:span text:style-name="T21">public</text:span> <text:span text:style-name="T21">void</text:span> areTablesCreated() {</text:p>
      <text:p text:style-name="P16"><text:s text:c="8"/><text:span text:style-name="T21">final</text:span> InstanceSet&lt;DAOFactory&gt; database = mPersistencePluginHelper.createDatabase(<text:span text:style-name="T11">DBNAME</text:span>, <text:span text:style-name="T11">DBPASSWORD</text:span>);</text:p>
      <text:p text:style-name="P16"><text:s text:c="8"/><text:span text:style-name="T21">final</text:span> MiniMiserDAOFactory miniMiserDAOFactory =</text:p>
      <text:p text:style-name="P16"><text:s text:c="12"/>database.getInstanceOf(MiniMiserDAOFactory.<text:span text:style-name="T21">class</text:span>);</text:p>
      <text:p text:style-name="P16"><text:s text:c="8"/><text:span text:style-name="T21">try</text:span> {</text:p>
      <text:p text:style-name="P16"><text:s text:c="12"/><text:span text:style-name="T21">final</text:span> SimpleJdbcTemplate jdbcTemplate = miniMiserDAOFactory.</text:p>
      <text:p text:style-name="P16"><text:s text:c="20"/>getSQLAccess().getSimpleJdbcTemplate();</text:p>
      <text:p text:style-name="P16"><text:s text:c="12"/></text:p>
      <text:p text:style-name="P16"><text:s text:c="12"/><text:span text:style-name="T21">final</text:span> <text:span text:style-name="T21">int</text:span> accounts = jdbcTemplate.queryForInt("select count(*) from Accounts");</text:p>
      <text:p text:style-name="P16"><text:s text:c="12"/>Assert.<text:span text:style-name="T11">assertTrue</text:span>(accounts == 0);</text:p>
      <text:p text:style-name="P16"><text:soft-page-break/></text:p>
      <text:p text:style-name="P16"><text:s text:c="12"/><text:span text:style-name="T21">final</text:span> <text:span text:style-name="T21">int</text:span> transactions = jdbcTemplate.queryForInt("select count(*) from Transactions");</text:p>
      <text:p text:style-name="P16"><text:s text:c="12"/>Assert.<text:span text:style-name="T11">assertTrue</text:span>(transactions == 0);</text:p>
      <text:p text:style-name="P16"/>
      <text:p text:style-name="P16"><text:s text:c="8"/>} <text:span text:style-name="T21">finally</text:span> {</text:p>
      <text:p text:style-name="P16"><text:s text:c="12"/>miniMiserDAOFactory.close();</text:p>
      <text:p text:style-name="P16"><text:s text:c="8"/>}</text:p>
      <text:p text:style-name="P16"><text:s text:c="4"/>}</text:p>
      <text:p text:style-name="P16">}</text:p>
      <text:p text:style-name="P17"/>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5">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5">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5">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102750478" text:style-name="L5">
        <text:list-item>
          <text:p text:style-name="P36">Adding panels to the 'New Database Wizard', where custom information can be entered.</text:p>
        </text:list-item>
        <text:list-item>
          <text:p text:style-name="P36">Creating its own tables after the 'New Database Wizard' has been completed, given the data entered in that wizard.</text:p>
        </text:list-item>
        <text:list-item>
          <text:p text:style-name="P36">Providing a DAOFactory upon database creation/opening to allow access to the tables created above.</text:p>
        </text:list-item>
        <text:list-item>
          <text:p text:style-name="P36">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9</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P16"><text:span text:style-name="T21">public</text:span> <text:span text:style-name="T21">final</text:span> <text:span text:style-name="T21">class</text:span> SimpleAccountsNewDatabaseCreationFacade</text:p>
      <text:p text:style-name="P16"><text:s text:c="4"/><text:span text:style-name="T21">implements</text:span> NewDatabaseCreationFacade {</text:p>
      <text:p text:style-name="P16"><text:soft-page-break/><text:s text:c="4"/><text:span text:style-name="T21">private</text:span> <text:span text:style-name="T21">static</text:span> <text:span text:style-name="T21">final</text:span> String[] <text:span text:style-name="T11">CREATION_DDL_STRINGS</text:span> = </text:p>
      <text:p text:style-name="P16"><text:s text:c="8"/><text:span text:style-name="T21">new</text:span> String[] {</text:p>
      <text:p text:style-name="P16"><text:s text:c="8"/>"CREATE TABLE Accounts("</text:p>
      <text:p text:style-name="P16"><text:s text:c="16"/>+ "id INT PRIMARY KEY,"</text:p>
      <text:p text:style-name="P16"><text:s text:c="16"/>+ "name VARCHAR(40) NOT NULL,"</text:p>
      <text:p text:style-name="P16"><text:s text:c="16"/>+ "with VARCHAR(40),"</text:p>
      <text:p text:style-name="P16"><text:s text:c="16"/>+ "accountCode VARCHAR(40) NOT NULL,"</text:p>
      <text:p text:style-name="P16"><text:s text:c="16"/>+ "initialBalance INT,"</text:p>
      <text:p text:style-name="P16"><text:s text:c="16"/>+ "currentBalance INT"</text:p>
      <text:p text:style-name="P16"><text:s text:c="16"/>+ ")",</text:p>
      <text:p text:style-name="P16"><text:s text:c="8"/>"CREATE TABLE Transactions("</text:p>
      <text:p text:style-name="P16"><text:s text:c="16"/>+ "id INT PRIMARY KEY,"</text:p>
      <text:p text:style-name="P16"><text:s text:c="16"/>+ "accountId INT NOT NULL,"</text:p>
      <text:p text:style-name="P16"><text:s text:c="16"/>+ "index INT NOT NULL,"</text:p>
      <text:p text:style-name="P16"><text:s text:c="16"/>+ "amount INT NOT NULL,"</text:p>
      <text:p text:style-name="P16"><text:s text:c="16"/>+ "isCredit BOOLEAN,"</text:p>
      <text:p text:style-name="P16"><text:s text:c="16"/>+ "isReconciled BOOLEAN,"</text:p>
      <text:p text:style-name="P16"><text:s text:c="16"/>+ "transactionDate DATE,"</text:p>
      <text:p text:style-name="P16"><text:s text:c="16"/>+ "accountBalance INT"</text:p>
      <text:p text:style-name="P16"><text:s text:c="16"/>+ ")",</text:p>
      <text:p text:style-name="P16"><text:s text:c="4"/>};</text:p>
      <text:p text:style-name="P16"/>
      <text:p text:style-name="P16"><text:s text:c="4"/><text:span text:style-name="T21">public</text:span> <text:span text:style-name="T21">void</text:span> createDatabase(</text:p>
      <text:p text:style-name="P16"><text:s text:c="12"/><text:span text:style-name="T21">final</text:span> DataSource dataSource,</text:p>
      <text:p text:style-name="P16"><text:s text:c="12"/><text:span text:style-name="T21">final</text:span> SimpleJdbcTemplate jdbcTemplate,</text:p>
      <text:p text:style-name="P16"><text:s text:c="12"/><text:span text:style-name="T21">final</text:span> Observer&lt;PersistenceObservableEvent&gt; observer,</text:p>
      <text:p text:style-name="P16"><text:s text:c="12"/><text:span text:style-name="T21">final</text:span> Map&lt;String, Object&gt; pluginProperties) {</text:p>
      <text:p text:style-name="P16"><text:s text:c="8"/><text:span text:style-name="T21">for</text:span> (<text:span text:style-name="T21">int</text:span> i = 0; i &lt; <text:span text:style-name="T11">CREATION_DDL_STRINGS</text:span>.length; i++) {</text:p>
      <text:p text:style-name="P16"><text:s text:c="12"/>observer.eventOccurred(<text:span text:style-name="T21">new</text:span> PersistenceObservableEvent(</text:p>
      <text:p text:style-name="P16"><text:s text:c="16"/>"Creating SimpleAccounts database..."));</text:p>
      <text:p text:style-name="P16"><text:s text:c="12"/>jdbcTemplate.getJdbcOperations().</text:p>
      <text:p text:style-name="P16"><text:s text:c="16"/>execute(<text:span text:style-name="T11">CREATION_DDL_STRINGS</text:span>[i]);</text:p>
      <text:p text:style-name="P16"><text:s text:c="8"/>}</text:p>
      <text:p text:style-name="P16"><text:s text:c="4"/>}</text:p>
      <text:p text:style-name="P16"/>
      <text:p text:style-name="P16"><text:s text:c="4"/><text:span text:style-name="T21">public</text:span> <text:span text:style-name="T21">int</text:span> getNumberOfDatabaseCreationSteps(</text:p>
      <text:p text:style-name="P16"><text:s text:c="12"/><text:span text:style-name="T21">final</text:span> Map&lt;String, Object&gt; pluginProperties) {</text:p>
      <text:p text:style-name="P16"><text:s text:c="8"/><text:span text:style-name="T21">return</text:span> <text:span text:style-name="T11">CREATION_DDL_STRINGS</text:span>.length;</text:p>
      <text:p text:style-name="P16"><text:s text:c="4"/>}</text:p>
      <text:p text:style-name="P16"/>
      <text:p text:style-name="P16"><text:s text:c="4"/><text:span text:style-name="T21">public</text:span> <text:span text:style-name="T21">void</text:span> populateDatabase(</text:p>
      <text:p text:style-name="P16"><text:s text:c="12"/><text:span text:style-name="T21">final</text:span> SimpleJdbcTemplate jdbcTemplate,</text:p>
      <text:p text:style-name="P16"><text:s text:c="12"/><text:span text:style-name="T21">final</text:span> SingleConnectionDataSource dataSource,</text:p>
      <text:p text:style-name="P16"><text:s text:c="12"/><text:span text:style-name="T21">final</text:span> Observer&lt;PersistenceObservableEvent&gt; observer,</text:p>
      <text:p text:style-name="P16"><text:s text:c="12"/><text:span text:style-name="T21">final</text:span> Map&lt;String, Object&gt; pluginProperties) {</text:p>
      <text:p text:style-name="P16"><text:s text:c="8"/>// <text:span text:style-name="T21">TODO</text:span> Nothing here yet</text:p>
      <text:p text:style-name="P16"><text:s text:c="4"/>}</text:p>
      <text:p text:style-name="P16">}</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P16"><text:span text:style-name="T21">public</text:span> <text:span text:style-name="T21">class</text:span> SimpleAccountsApplicationPlugin <text:span text:style-name="T21">extends</text:span> AbstractPlugin</text:p>
      <text:p text:style-name="P16"><text:s text:c="4"/><text:span text:style-name="T21">implements</text:span> ApplicationPlugin, NewDatabaseCreation {</text:p>
      <text:p text:style-name="P16"><text:soft-page-break/></text:p>
      <text:p text:style-name="P16"><text:s text:c="4"/><text:span text:style-name="T21">private</text:span> <text:span text:style-name="T21">final</text:span> SimpleAccountsNewDatabaseCreationFacade mNewDatabaseCreationFacade;</text:p>
      <text:p text:style-name="P16"/>
      <text:p text:style-name="P16"><text:s text:c="4"/><text:span text:style-name="T21">public</text:span> SimpleAccountsApplicationPlugin() {</text:p>
      <text:p text:style-name="P16"><text:s text:c="8"/>mNewDatabaseCreationFacade =</text:p>
      <text:p text:style-name="P16"><text:s text:c="12"/><text:span text:style-name="T21">new</text:span> SimpleAccountsNewDatabaseCreationFacade();</text:p>
      <text:p text:style-name="P16"><text:s text:c="4"/>}</text:p>
      <text:p text:style-name="P16"><text:s text:c="4"/></text:p>
      <text:p text:style-name="P16"><text:s text:c="4"/><text:span text:style-name="T21">public</text:span> String getName() {</text:p>
      <text:p text:style-name="P16"><text:s text:c="8"/><text:span text:style-name="T21">return</text:span> "SimpleAccounts";</text:p>
      <text:p text:style-name="P16"><text:s text:c="4"/>}</text:p>
      <text:p text:style-name="P16"/>
      <text:p text:style-name="P16"><text:s text:c="4"/><text:span text:style-name="T21">public</text:span> String getSchemaVersion() {</text:p>
      <text:p text:style-name="P16"><text:s text:c="8"/><text:span text:style-name="T21">return</text:span> "0.1";</text:p>
      <text:p text:style-name="P16"><text:s text:c="4"/>}</text:p>
      <text:p text:style-name="P16"/>
      <text:p text:style-name="P16"><text:s text:c="4"/><text:span text:style-name="T21">public</text:span> String getVersion() {</text:p>
      <text:p text:style-name="P16"><text:s text:c="8"/><text:span text:style-name="T21">return</text:span> "0.1";</text:p>
      <text:p text:style-name="P16"><text:s text:c="4"/>}</text:p>
      <text:p text:style-name="P16"/>
      <text:p text:style-name="P16"><text:s text:c="4"/><text:span text:style-name="T21">public</text:span> NewDatabaseCreationFacade getNewDatabaseCreationFacade() {</text:p>
      <text:p text:style-name="P16"><text:s text:c="8"/><text:span text:style-name="T21">return</text:span> mNewDatabaseCreationFacade;</text:p>
      <text:p text:style-name="P16"><text:s text:c="4"/>}</text:p>
      <text:p text:style-name="P16"/>
      <text:p text:style-name="P16"><text:s text:c="4"/><text:span text:style-name="T21">public</text:span> String getAboutDetails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ChangeLog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DevelopersContactDetail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FullLicenceDetails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IntroPanelBackgroundGraphic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ShortLicenseDetail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UpdateSiteBaseURL()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List&lt;String&gt; getApplicationContextResourcePath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text:span text:style-name="T21">void</text:span> shutdown() {</text:p>
      <text:p text:style-name="P16"><text:s text:c="8"/>// <text:span text:style-name="T21">TODO</text:span> Auto-generated method stub</text:p>
      <text:p text:style-name="P16"><text:s text:c="4"/>}</text:p>
      <text:p text:style-name="P18">}</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xml:id="list213983220" text:continue-list="list856554991" text:style-name="Outline">
        <text:list-item>
          <text:list>
            <text:list-item>
              <text:h text:style-name="Heading_20_2" text:outline-level="2"><text:soft-page-break/>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P16">&lt;?xml version=<text:span text:style-name="T11">"1.0"</text:span> encoding=<text:span text:style-name="T11">"UTF-8"</text:span>?&gt;</text:p>
      <text:p text:style-name="P16">&lt;beans xmlns=<text:span text:style-name="T11">"http://www.springframework.org/schema/beans"</text:span></text:p>
      <text:p text:style-name="P16"><text:s text:c="4"/>xmlns:xsi=<text:span text:style-name="T11">"http://www.w3.org/2001/XMLSchema-instance"</text:span></text:p>
      <text:p text:style-name="P16"><text:s text:c="4"/>xsi:schemaLocation=<text:span text:style-name="T11">"http://www.springframework.org/schema/beans</text:span></text:p>
      <text:p text:style-name="P16"><text:s text:c="7"/>http://www.springframework.org/schema/beans/spring-beans.xsd"</text:p>
      <text:p text:style-name="P16"><text:s text:c="4"/>default-lazy-init=<text:span text:style-name="T11">"true"</text:span> &gt;</text:p>
      <text:p text:style-name="P16"/>
      <text:p text:style-name="P16"><text:s text:c="4"/>&lt;bean id=<text:span text:style-name="T11">"newDatabaseCreationFacade"</text:span></text:p>
      <text:p text:style-name="P16"><text:span text:style-name="T11"><text:s text:c="10"/></text:span>class=<text:span text:style-name="T11">"uk.me.gumbley.simpleaccounts.plugin.facade.newdatabasecreation. </text:span><text:span text:style-name="T20">↩</text:span></text:p>
      <text:p text:style-name="P16"><text:span text:style-name="T11">SimpleAccountsNewDatabaseCreationFacade"</text:span> /&gt;</text:p>
      <text:p text:style-name="P19"><text:span text:style-name="T18">&lt;/</text:span><text:span text:style-name="T18">beans</text:span><text:span text:style-name="T18">&gt;</text:span></text:p>
      <text:p text:style-name="P23"/>
      <text:p text:style-name="Source_20_Text"/>
      <text:p text:style-name="Text_20_body">Then change your ApplicationPlugin to refer to this application context, and delegate the loading of the NewDatabaseCreationFacade object to the SpringLoader at the point of need:</text:p>
      <text:p text:style-name="P16"><text:span text:style-name="T21">public</text:span> <text:span text:style-name="T21">class</text:span> SimpleAccountsApplicationPlugin <text:span text:style-name="T21">extends</text:span> AbstractPlugin</text:p>
      <text:p text:style-name="P16"><text:s text:c="4"/><text:span text:style-name="T21">implements</text:span> ApplicationPlugin, NewDatabaseCreation {</text:p>
      <text:p text:style-name="P16"/>
      <text:p text:style-name="P16"><text:s text:c="4"/><text:span text:style-name="T21">public</text:span> SimpleAccountsApplicationPlugin() {</text:p>
      <text:p text:style-name="P16"><text:s text:c="4"/>}</text:p>
      <text:p text:style-name="P16"><text:s text:c="4"/></text:p>
      <text:p text:style-name="P16"><text:s text:c="4"/><text:span text:style-name="T21">public</text:span> NewDatabaseCreationFacade getNewDatabaseCreationFacade() {</text:p>
      <text:p text:style-name="P16"><text:s text:c="8"/><text:span text:style-name="T21">return</text:span> getSpringLoader().getBean("newDatabaseCreationFacade",</text:p>
      <text:p text:style-name="P16"><text:s text:c="12"/>NewDatabaseCreationFacade.<text:span text:style-name="T21">class</text:span>);</text:p>
      <text:p text:style-name="P16"><text:s text:c="4"/>}</text:p>
      <text:p text:style-name="P16"/>
      <text:p text:style-name="P16"><text:s text:c="4"/><text:span text:style-name="T21">public</text:span> List&lt;String&gt; getApplicationContextResourcePaths() {</text:p>
      <text:p text:style-name="P16"><text:s text:c="8"/><text:span text:style-name="T21">return</text:span> Arrays.<text:span text:style-name="T11">asList</text:span>(<text:span text:style-name="T21">new</text:span> String[] {</text:p>
      <text:p text:style-name="P16"><text:s text:c="16"/>"uk/me/gumbley/simpleaccounts/SimpleAccounts.xml"</text:p>
      <text:p text:style-name="P16"><text:s text:c="8"/>});</text:p>
      <text:p text:style-name="P17"><text:s text:c="4"/>}</text:p>
      <text:p text:style-name="P18"><text:s text:c="4"/>// the rest remains the same...</text:p>
      <text:list xml:id="list203808086" text:continue-numbering="true" text:style-name="Outline">
        <text:list-item>
          <text:list>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11">This approach allows the underlying persistence technology to be changed if needed. </text:p>
      <text:p text:style-name="P11">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in this tutorial, with a fairly extensive illustration of the work involved.</text:p>
      <text:p text:style-name="P11">For more complex databases, it may be necessary to use an Object-Relational Mapping framework such as Hibernate (which Spring also makes easier). </text:p>
      <text:p text:style-name="P11"><text:soft-page-break/>The interfaces and data transfer objects you develop as part of the data access layer are not specific to either of these approaches; they insulate you from the actual implementation.</text:p>
      <text:p text:style-name="P11"><text:span text:style-name="T13">The choice of using Spring JDBC or Spring Hibernate depends on the complexity of your database </text:span><text:span text:style-name="T13">schema (greater complexity suggests using ORM), whether you intend to issue many batch operations (JDBC) ...</text:span> </text:p>
      <text:p text:style-name="P11">Your implementation of the data access layer works with the JdbcTemplate and DataSource/Connection to implement to the DAO objects/interfaces.</text:p>
      <text:p text:style-name="P11">DAO interfaces typically contain:</text:p>
      <text:list xml:id="list968659782" text:style-name="L6">
        <text:list-item>
          <text:p text:style-name="P38">Finder methods; allow finding of objects by criteria other than by their primary key</text:p>
        </text:list-item>
        <text:list-item>
          <text:p text:style-name="P38">Object graph / aggregate methods</text:p>
        </text:list-item>
        <text:list-item>
          <text:p text:style-name="P38">CRUD – Create, Read (by primary key), Update, Delete methods</text:p>
        </text:list-item>
      </text:list>
      <text:p text:style-name="P11">They do <text:span text:style-name="T13">not typically contain transaction-related code; this is usually implemented at a higher level.</text:span></text:p>
      <text:p text:style-name="P11"><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1">The layering looks like this:</text:p>
      <text:p text:style-name="P11"><draw:rect text:anchor-type="paragraph" draw:z-index="3" draw:style-name="gr1" draw:text-style-name="P46" svg:width="13.309cm" svg:height="7.488cm" svg:x="1.311cm" svg:y="0.019cm"><text:p/></draw:rect></text:p>
      <text:p text:style-name="P11"><draw:frame text:anchor-type="paragraph" draw:z-index="12" draw:style-name="gr4" draw:text-style-name="P48" svg:width="5.769cm" svg:height="0.558cm" svg:x="5.279cm" svg:y="2.311cm"><draw:text-box><text:p text:style-name="P46"><text:span text:style-name="T24">Data Access Objects</text:span></text:p></draw:text-box></draw:frame><draw:rect text:anchor-type="paragraph" draw:z-index="11" draw:style-name="gr3" draw:text-style-name="P46" svg:width="11.193cm" svg:height="1.694cm" svg:x="2.739cm" svg:y="1.729cm"><text:p/></draw:rect><draw:frame text:anchor-type="paragraph" draw:z-index="10" draw:style-name="gr4" draw:text-style-name="P48" svg:width="5.769cm" svg:height="0.558cm" svg:x="5.279cm" svg:y="3.634cm"><draw:text-box><text:p text:style-name="P46"><text:span text:style-name="T24">JDBC &amp; Spring JDBC</text:span></text:p></draw:text-box></draw:frame><draw:rect text:anchor-type="paragraph" draw:z-index="9" draw:style-name="gr3" draw:text-style-name="P46" svg:width="11.193cm" svg:height="0.927cm" svg:x="2.739cm" svg:y="3.422cm"><text:p/></draw:rect><draw:frame text:anchor-type="paragraph" draw:z-index="8" draw:style-name="gr4" draw:text-style-name="P48" svg:width="5.769cm" svg:height="1.114cm" svg:x="5.279cm" svg:y="0.273cm"><draw:text-box><text:p text:style-name="P46"><text:span text:style-name="T24">Forms, Dialogs and Browsers</text:span></text:p></draw:text-box></draw:frame><draw:rect text:anchor-type="paragraph" draw:z-index="7" draw:style-name="gr3" draw:text-style-name="P46" svg:width="11.193cm" svg:height="1.694cm" svg:x="2.739cm" svg:y="0.035cm"><text:p/></draw:rect><draw:frame text:anchor-type="paragraph" draw:z-index="6" draw:style-name="gr4" draw:text-style-name="P48" svg:width="5.769cm" svg:height="0.558cm" svg:x="5.279cm" svg:y="4.93cm"><draw:text-box><text:p text:style-name="P46"><text:span text:style-name="T24">H2 Database</text:span></text:p></draw:text-box></draw:frame><draw:rect text:anchor-type="paragraph" draw:z-index="5" draw:style-name="gr3" draw:text-style-name="P46" svg:width="11.193cm" svg:height="1.694cm" svg:x="2.739cm" svg:y="4.348cm"><text:p/></draw:rect><draw:frame text:anchor-type="paragraph" draw:z-index="4" draw:style-name="gr2" draw:text-style-name="P47" svg:width="5.213cm" svg:height="0.609cm" draw:transform="rotate (1.5707963267946) translate (1.73213888888889cm 5.51038888888889cm)"><draw:text-box><text:p><text:span text:style-name="T23">MiniMiser Framework</text:span></text:p></draw:text-box></draw:frame></text:p>
      <text:p text:style-name="P11"/>
      <text:p text:style-name="P11"/>
      <text:p text:style-name="P11"/>
      <text:p text:style-name="P11"/>
      <text:p text:style-name="P11"/>
      <text:p text:style-name="P11"/>
      <text:p text:style-name="P11"/>
      <text:p text:style-name="P11"/>
      <text:p text:style-name="P11"/>
      <text:p text:style-name="P11">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1">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1"><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1"/>
      <text:p text:style-name="P8">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11"><draw:frame draw:style-name="fr4" draw:name="graphics5" text:anchor-type="paragraph" svg:width="16.999cm" svg:height="8.696cm" draw:z-index="15"><draw:image xlink:href="Pictures/1000020100000360000001BAF725D062.png" xlink:type="simple" xlink:show="embed" xlink:actuate="onLoad"/></draw:frame></text:p>
      <text:p text:style-name="P11">Noteworthy points here are that:</text:p>
      <text:list xml:id="list809656491" text:style-name="L7">
        <text:list-item>
          <text:p text:style-name="P39">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9">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9">the id fields are primary and foreign keys - id in Account and Transaction; accountId in Transaction – they're used internally by the AccountsDao and TransactionsDao, but have no meaning; they are surrogate keys. <text:s/></text:p>
        </text:list-item>
        <text:list-item>
          <text:p text:style-name="P39">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 against each Transaction.</text:p>
        </text:list-item>
        <text:list-item>
          <text:p text:style-name="P39">Transactions are ordered by their transaction index, which starts at zero and increments. The TransactionsDao uses the transaction index to provide array-like semantics for the transactions in an account. The number of transactions in an account can be obtained; An account's transactions can be returned by index,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9">although the Dao objects try to insulate the client code from the underlying relational database, this is not perfect – this implementation does not offer true transparent persistence, <text:soft-page-break/>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11"><draw:frame draw:style-name="fr1" draw:name="Frame1" text:anchor-type="paragraph" svg:width="15cm" draw:z-index="13"><draw:text-box fo:min-height="3cm"><text:p text:style-name="P12">Dependency Injection vs Multiple Databases Open At Once</text:p><text:p text:style-name="P11">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1">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1">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1">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11">This is why the DAO layer is not defined in an application context in MiniMiser, and why it is injected by MiniMiser, not Spring.</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1">The DAOFactory instantiates the persistence-technology-specific DAO classes. In the example above, you create a SimpleAccountsDAOFactory interface, and an implementation of it: JdbcTemplateSimpleAccountsDAOFactory. This implementation creates instances of JdbcTemplateAccountsDao and JdbcTemplateTransactionsDao.</text:p>
      <text:p text:style-name="P11"/>
      <text:p text:style-name="P11"><text:soft-page-break/>It's time to write tests that allow the development of the DAO layer. The first test ensures that we can create an account, and that it has no transactions initially. With this in place, we can fill in the classes and interfaces shown above, and the JdbcTemplateXXXDao and JdbcTemplateSimpleAccountsDAOFactory objects.</text:p>
      <text:p text:style-name="P11">The first task is to extract the database creation test code from the earlier test into a superclass, and make use of it in our new test class, TestAccountsDao.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SimpleAccountsApplicationPlugin.</text:p>
      <text:p text:style-name="P2"><text:span text:style-name="T21">public</text:span> <text:span text:style-name="T21">final</text:span> <text:span text:style-name="T21">class</text:span> TestAccountsDao <text:span text:style-name="T21">extends</text:span> SimpleAccountsDatabaseTest {</text:p>
      <text:p text:style-name="P2"><text:s text:c="4"/><text:span text:style-name="T15">@Test</text:span></text:p>
      <text:p text:style-name="P2"><text:s text:c="4"/><text:span text:style-name="T21">public</text:span> <text:span text:style-name="T21">void</text:span> createEmptyAccount() {</text:p>
      <text:p text:style-name="P2"><text:s text:c="8"/><text:span text:style-name="T21">final</text:span> InstanceSet&lt;DAOFactory&gt; database =</text:p>
      <text:p text:style-name="P2"><text:span text:style-name="T15"><text:s text:c="12"/>getPersistencePluginHelper().createDatabase(</text:span><text:span text:style-name="T11">DBNAME</text:span>, <text:span text:style-name="T11">DBPASSWORD</text:span>);</text:p>
      <text:p text:style-name="P2"><text:s text:c="8"/><text:span text:style-name="T21">final</text:span> SimpleAccountsDAOFactory simpleAccountsDaoFactory =</text:p>
      <text:p text:style-name="P2"><text:s text:c="12"/>database.getInstanceOf(SimpleAccountsDAOFactory.<text:span text:style-name="T21">class</text:span>);</text:p>
      <text:p text:style-name="P2"><text:span text:style-name="T15"><text:s text:c="8"/></text:span><text:span text:style-name="T16">final</text:span><text:span text:style-name="T15"> AccountsDao accountsDao =</text:span> simpleAccountsDaoFactory.getAccountsDao();</text:p>
      <text:p text:style-name="P2"/>
      <text:p text:style-name="P2"><text:s text:c="8"/><text:span text:style-name="T21">final</text:span> Account newAccount =<text:span text:style-name="T15"> </text:span><text:span text:style-name="T16">new</text:span><text:span text:style-name="T15"> Account(</text:span><text:span text:style-name="T15">"Test account"</text:span><text:span text:style-name="T15">, </text:span><text:span text:style-name="T15">"123456"</text:span><text:span text:style-name="T15">, </text:span><text:span text:style-name="T15">"Imaginary Bank of London"</text:span><text:span text:style-name="T15">, 5600);</text:span></text:p>
      <text:p text:style-name="P2"><text:s text:c="8"/><text:span text:style-name="T21">final</text:span> Account savedAccount =<text:span text:style-name="T15">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
      <text:p text:style-name="P2"><text:s text:c="8"/><text:span text:style-name="T21">final</text:span> TransactionsDao transactionsDao =<text:span text:style-name="T15"> simpleAccountsDaoFactory.getTransactionsDao();</text:span></text:p>
      <text:p text:style-name="P2"/>
      <text:p text:style-name="P2"><text:s text:c="8"/><text:span text:style-name="T21">final</text:span> List&lt;Transaction&gt; transactions =<text:span text:style-name="T15">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11">Working through this test's requirements now, let's implement the <text:span text:style-name="T13">DatabaseOpeningFacade:</text:span></text:p>
      <text:p text:style-name="P2"><text:span text:style-name="T21">package</text:span><text:span text:style-name="T21"> uk.me.gumbley.simpleaccounts.plugin.facade.databaseopening;</text:span></text:p>
      <text:p text:style-name="P3"/>
      <text:p text:style-name="P2"><text:span text:style-name="T21">public</text:span> <text:span text:style-name="T21">final</text:span> <text:span text:style-name="T21">class</text:span> SimpleAccountsDatabaseOpeningFacade <text:span text:style-name="T21">implements</text:span></text:p>
      <text:p text:style-name="P2"><text:s text:c="8"/>DatabaseOpeningFacade {</text:p>
      <text:p text:style-name="P2"><text:s text:c="4"/><text:span text:style-name="T21">public</text:span> InstancePair&lt;DAOFactory&gt; createDAOFactory(</text:p>
      <text:p text:style-name="P2"><text:s text:c="12"/><text:span text:style-name="T21">final</text:span> SimpleJdbcTemplate jdbcTemplate,</text:p>
      <text:p text:style-name="P2"><text:s text:c="12"/><text:span text:style-name="T21">final</text:span> SingleConnectionDataSource dataSource) {</text:p>
      <text:p text:style-name="P2"><text:s text:c="8"/><text:span text:style-name="T21">final</text:span> SimpleAccountsDAOFactory daoFactory =</text:p>
      <text:p text:style-name="P2"><text:s text:c="12"/><text:span text:style-name="T21">new</text:span> JdbcTemplateSimpleAccountsDAOFactory(jdbcTemplate);</text:p>
      <text:p text:style-name="P2"><text:span text:style-name="T15"><text:s text:c="8"/></text:span><text:span text:style-name="T16">return</text:span><text:span text:style-name="T15"> </text:span><text:span text:style-name="T16">new</text:span><text:span text:style-name="T15"> Instan</text:span>cePair&lt;DAOFactory&gt;(SimpleAccountsDAOFactory.<text:span text:style-name="T21">class</text:span>, daoFactory);</text:p>
      <text:p text:style-name="P2"><text:s text:c="4"/>}</text:p>
      <text:p text:style-name="P2">}</text:p>
      <text:p text:style-name="P2"/>
      <text:p text:style-name="P11">Wire this into the application context:</text:p>
      <text:p text:style-name="P2"><text:span text:style-name="T15"><text:tab/></text:span><text:span text:style-name="T15">&lt;</text:span><text:span text:style-name="T15">bean</text:span><text:span text:style-name="T15"> </text:span><text:span text:style-name="T15">id</text:span><text:span text:style-name="T15">=</text:span><text:span text:style-name="T17">"databaseOpeningFacade"</text:span><text:span text:style-name="T15"> </text:span><text:tab/><text:tab/>class=<text:span text:style-name="T11">"uk.me.gumbley.simpleaccounts.plugin.facade.databaseopening.SimpleAccountsDatabaseOpeningFacade"</text:span> /&gt;</text:p>
      <text:p text:style-name="P22"/>
      <text:p text:style-name="P11">Add the new Facade to the Application Plugin:</text:p>
      <text:p text:style-name="P2"><text:span text:style-name="T21">public</text:span> <text:span text:style-name="T21">class</text:span> SimpleAccountsApplicationPlugin <text:span text:style-name="T21">extends</text:span> AbstractPlugin</text:p>
      <text:p text:style-name="P5"><text:span text:style-name="T18"><text:s text:c="4"/></text:span><text:span text:style-name="T19">implements</text:span><text:span text:style-name="T18"> ApplicationPlugin, NewDatabaseCreation,</text:span><text:span text:style-name="T18"> DatabaseOpening {</text:span></text:p>
      <text:p text:style-name="P2"><text:s text:c="4"/>...</text:p>
      <text:p text:style-name="P2"><text:span text:style-name="T19"><text:s text:c="4"/></text:span><text:span text:style-name="T21">public</text:span> DatabaseOpeningFacade getDatabaseOpeningFacade() {</text:p>
      <text:p text:style-name="P2"><text:s text:c="8"/><text:span text:style-name="T21">return</text:span> getSpringLoader().getBean("databaseOpeningFacade",</text:p>
      <text:p text:style-name="P2"><text:s text:c="12"/>DatabaseOpeningFacade.<text:span text:style-name="T21">class</text:span>);</text:p>
      <text:p text:style-name="P2"><text:s text:c="4"/>}</text:p>
      <text:p text:style-name="P2"><text:s text:c="4"/>...</text:p>
      <text:p text:style-name="P4"/>
      <text:p text:style-name="P11">And add the JdbcTemplateSimpleAccountsDAOFactory:</text:p>
      <text:p text:style-name="P2"><text:span text:style-name="T21">package</text:span><text:span text:style-name="T21"> uk.me.gumbley.simpleaccounts.persistence.impl;</text:span></text:p>
      <text:p text:style-name="P2"><text:soft-page-break/><text:span text:style-name="T21">public</text:span> <text:span text:style-name="T21">final</text:span> <text:span text:style-name="T21">class</text:span> JdbcTemplateSimpleAccountsDAOFactory <text:span text:style-name="T21">implements</text:span><text:span text:style-name="T15"> SimpleAccountsDAOFactory {</text:span></text:p>
      <text:p text:style-name="P2"/>
      <text:p text:style-name="P2"><text:s text:c="4"/><text:span text:style-name="T21">public</text:span> JdbcTemplateSimpleAccountsDAOFactory(<text:span text:style-name="T21">final</text:span> SimpleJdbcTemplate jdbcTemplate) {</text:p>
      <text:p text:style-name="P2"><text:s text:c="4"/>}</text:p>
      <text:p text:style-name="P2"/>
      <text:p text:style-name="P2"><text:s text:c="4"/><text:span text:style-name="T21">public</text:span> AccountsDao getAccountsDao() {</text:p>
      <text:p text:style-name="P2"><text:s text:c="8"/><text:span text:style-name="T21">return</text:span> <text:span text:style-name="T21">null</text:span>;</text:p>
      <text:p text:style-name="P2"><text:s text:c="4"/>}</text:p>
      <text:p text:style-name="P2"/>
      <text:p text:style-name="P2"><text:s text:c="4"/><text:span text:style-name="T21">public</text:span> TransactionsDao getTransactionsDao() {</text:p>
      <text:p text:style-name="P2"><text:s text:c="8"/><text:span text:style-name="T21">return</text:span> <text:span text:style-name="T21">null</text:span>;</text:p>
      <text:p text:style-name="P2"><text:s text:c="4"/>}</text:p>
      <text:p text:style-name="P2">}</text:p>
      <text:p text:style-name="P22"/>
      <text:p text:style-name="P11">The test should now get a little further – now to implement the AccountsDao and TransactionsDao, and instantiate them in the JdbcTemplateSimpleAccountsDAOFactory.</text:p>
      <text:p text:style-name="P2"><text:span text:style-name="T21">public</text:span> <text:span text:style-name="T21">final</text:span> <text:span text:style-name="T21">class</text:span> JdbcTemplateSimpleAccountsDAOFactory <text:span text:style-name="T21">implements</text:span></text:p>
      <text:p text:style-name="P2"><text:s text:c="8"/>SimpleAccountsDAOFactory {</text:p>
      <text:p text:style-name="P2"/>
      <text:p text:style-name="P2"><text:s text:c="4"/><text:span text:style-name="T21">private</text:span> <text:span text:style-name="T21">final</text:span> JdbcTemplateAccountsDao mAccountsDao;</text:p>
      <text:p text:style-name="P2"><text:s text:c="4"/><text:span text:style-name="T21">private</text:span> <text:span text:style-name="T21">final</text:span> JdbcTemplateTransactionsDao mTransactionsDao;</text:p>
      <text:p text:style-name="P2"/>
      <text:p text:style-name="P2"><text:s text:c="4"/><text:span text:style-name="T16">public</text:span><text:span text:style-name="T15"> JdbcTemplateSimpleAccountsDAOFactory(</text:span><text:span text:style-name="T16">final</text:span><text:span text:style-name="T15"> SimpleJdbcTemplate jdbcTemplate) {</text:span></text:p>
      <text:p text:style-name="P2"><text:s text:c="8"/>mAccountsDao = <text:span text:style-name="T21">new</text:span> JdbcTemplateAccountsDao(jdbcTemplate);</text:p>
      <text:p text:style-name="P2"><text:s text:c="8"/>mTransactionsDao = <text:span text:style-name="T21">new</text:span> JdbcTemplateTransactionsDao(jdbcTemplate);</text:p>
      <text:p text:style-name="P2"><text:s text:c="4"/>}</text:p>
      <text:p text:style-name="P2"/>
      <text:p text:style-name="P2"><text:s text:c="4"/><text:span text:style-name="T16">public</text:span><text:span text:style-name="T15"> AccountsDao getAccountsDao() {</text:span></text:p>
      <text:p text:style-name="P2"><text:s text:c="8"/><text:span text:style-name="T21">return</text:span> mAccountsDao;</text:p>
      <text:p text:style-name="P2"><text:s text:c="4"/>}</text:p>
      <text:p text:style-name="P2"/>
      <text:p text:style-name="P2"><text:s text:c="4"/><text:span text:style-name="T16">public</text:span><text:span text:style-name="T15"> TransactionsDao getTransactionsDao() {</text:span></text:p>
      <text:p text:style-name="P2"><text:s text:c="8"/><text:span text:style-name="T21">return</text:span> mTransactionsDao;</text:p>
      <text:p text:style-name="P2"><text:s text:c="4"/>}</text:p>
      <text:p text:style-name="P2">}</text:p>
      <text:p text:style-name="P22"/>
      <text:p text:style-name="P11">All painless so far. Now the AccountsDao implementation, just enough to be able to save a new account - this will change as we add more tests:</text:p>
      <text:p text:style-name="P2"><text:span text:style-name="T19">package</text:span><text:span text:style-name="T19"> uk.me.gumbley.simpleaccounts.persistence.dao.impl;</text:span></text:p>
      <text:p text:style-name="P2"><text:span text:style-name="T21">public</text:span> <text:span text:style-name="T21">final</text:span> <text:span text:style-name="T21">class</text:span> JdbcTemplateAccountsDao <text:span text:style-name="T21">implements</text:span> AccountsDao {</text:p>
      <text:p text:style-name="P2"><text:s text:c="4"/><text:span text:style-name="T21">private</text:span> <text:span text:style-name="T21">final</text:span> SimpleJdbcTemplate mJdbcTemplate;</text:p>
      <text:p text:style-name="P2"><text:span text:style-name="T16"><text:s text:c="4"/></text:span><text:span text:style-name="T16">public</text:span><text:span text:style-name="T15"> JdbcTemplateAccountsDao(</text:span><text:span text:style-name="T16">final</text:span><text:span text:style-name="T15"> SimpleJdbcTemplate jdbcTemplate) {</text:span></text:p>
      <text:p text:style-name="P2"><text:s text:c="8"/>mJdbcTemplate = jdbcTemplate;</text:p>
      <text:p text:style-name="P2"><text:s text:c="4"/>}</text:p>
      <text:p text:style-name="P2"><text:s text:c="4"/>...</text:p>
      <text:p text:style-name="P2"><text:s text:c="4"/><text:span text:style-name="T21">public</text:span> Account saveAccount(<text:span text:style-name="T21">final</text:span> Account account) {</text:p>
      <text:p text:style-name="P2"><text:s text:c="8"/><text:span text:style-name="T21">if</text:span> (account.getId() != -1) {</text:p>
      <text:p text:style-name="P2"><text:s text:c="12"/><text:span text:style-name="T21">return</text:span> updateAccount(account);</text:p>
      <text:p text:style-name="P2"><text:s text:c="8"/>} <text:span text:style-name="T21">else</text:span> {</text:p>
      <text:p text:style-name="P2"><text:s text:c="12"/><text:span text:style-name="T21">return</text:span> insertAccount(account);</text:p>
      <text:p text:style-name="P2"><text:s text:c="8"/>}</text:p>
      <text:p text:style-name="P2"><text:s text:c="4"/>}</text:p>
      <text:p text:style-name="P2"/>
      <text:p text:style-name="P2"><text:s text:c="4"/><text:span text:style-name="T21">private</text:span> Account insertAccount(<text:span text:style-name="T21">final</text:span> Account account) {</text:p>
      <text:p text:style-name="P2"><text:s text:c="8"/><text:span text:style-name="T21">final</text:span> KeyHolder keyHolder = <text:span text:style-name="T21">new</text:span> GeneratedKeyHolder();</text:p>
      <text:p text:style-name="P2"><text:s text:c="8"/>mJdbcTemplate.getJdbcOperations().update(<text:span text:style-name="T21">new</text:span> PreparedStatementCreator() {</text:p>
      <text:p text:style-name="P2"><text:s text:c="12"/><text:span text:style-name="T21">public</text:span> PreparedStatement createPreparedStatement(<text:span text:style-name="T21">final</text:span> Connection conn)</text:p>
      <text:p text:style-name="P2"><text:s text:c="20"/><text:span text:style-name="T21">throws</text:span> SQLException {</text:p>
      <text:p text:style-name="P2"><text:s text:c="16"/><text:span text:style-name="T21">final</text:span> String sql = "INSERT INTO Accounts (name, with, accountCode, initialBalance, currentBalance) VALUES (?, ?, ?, ?, ?)";</text:p>
      <text:p text:style-name="P2"><text:s text:c="16"/><text:span text:style-name="T21">final</text:span> PreparedStatement ps = conn.prepareStatement(sql, <text:span text:style-name="T21">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1">return</text:span> ps;</text:p>
      <text:p text:style-name="P2"><text:s text:c="12"/>}</text:p>
      <text:p text:style-name="P2"><text:s text:c="8"/>}, keyHolder);</text:p>
      <text:p text:style-name="P2"><text:s text:c="8"/><text:span text:style-name="T21">final</text:span> <text:span text:style-name="T21">int</text:span> key = keyHolder.getKey().intValue();</text:p>
      <text:p text:style-name="P2"><text:s text:c="8"/><text:span text:style-name="T21">return</text:span> <text:span text:style-name="T21">new</text:span> Account(</text:p>
      <text:p text:style-name="P2"><text:s text:c="12"/>key, account.getName(), account.getAccountCode(), account.getWith(), account.getBalance());</text:p>
      <text:p text:style-name="P2"><text:s text:c="4"/>}</text:p>
      <text:p text:style-name="P2"/>
      <text:p text:style-name="P2"><text:soft-page-break/><text:s text:c="4"/><text:span text:style-name="T21">private</text:span> Account updateAccount(<text:span text:style-name="T21">final</text:span> Account account) {</text:p>
      <text:p text:style-name="P2"><text:s text:c="8"/>// <text:span text:style-name="T21">TODO</text:span> Auto-generated method stub</text:p>
      <text:p text:style-name="P2"><text:s text:c="8"/><text:span text:style-name="T21">return</text:span> <text:span text:style-name="T21">null</text:span>;</text:p>
      <text:p text:style-name="P2"><text:s text:c="4"/>}</text:p>
      <text:p text:style-name="P2">}</text:p>
      <text:p text:style-name="P2"/>
      <text:p text:style-name="P11">And the TransactionsDao implementation, again, just enough to pass the test – so, finding transactions for an account:</text:p>
      <text:p text:style-name="P2"><text:span text:style-name="T19">package</text:span><text:span text:style-name="T19"> uk.me.gumbley.simpleaccounts.persistence.dao.impl;</text:span></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Id, index, amount, isCredit, isReconciled, transactionDate, "</text:p>
      <text:p text:style-name="Source_20_Text"><text:s text:c="12"/>+ "accountBalance FROM Transactions WHERE account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Id"),</text:p>
      <text:p text:style-name="Source_20_Text"><text:s text:c="20"/>rs.getInt("index"),</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20"/>rs.getInt("accountBalanc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p>
      <text:p text:style-name="P24"/>
      <text:p text:style-name="P11">The test now passes, but there's much more work to do in the DAO layer. </text:p>
      <text:p text:style-name="P11">The TransactionsDao implementation is quite involved, having to implement the array-like semantics required, updating the Account and Transactions as necessary, across insertions, updates, and deletions.</text:p>
      <text:p text:style-name="P11">Rather than continuing to include the code and tests for the complete DAO layer in a walk-through style in this guide, please consult the sample application source code, available from the DevZendo.org website. The majority of it is standard DAO-style JDBC code, and is not specific to the MiniMiser framework.</text:p>
      <text:p text:style-name="P11"/>
      <text:p text:style-name="P11">With the DAO layer in place, it's time to work on the user interface.</text:p>
      <text:p text:style-name="P11"/>
      <text:list xml:id="list989022708" text:continue-list="list203808086" text:style-name="Outline">
        <text:list-item>
          <text:h text:style-name="P45"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xml:id="list1804163847"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xml:id="list935619160"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1898897057"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1831297203"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1699400288"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xml:id="list1111073587"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2056804569" text:style-name="L8">
        <text:list-item>
          <text:p text:style-name="P40"><text:soft-page-break/>persistence-related (e.g. creating specific tables and populating them, or defining a data access layer), or </text:p>
        </text:list-item>
        <text:list-item>
          <text:p text:style-name="P40">user interface elements (e.g. a set of forms for data entry or browsers/charts) </text:p>
        </text:list-item>
        <text:list-item>
          <text:p text:style-name="P40">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3" draw:name="graphics4" text:anchor-type="paragraph" svg:width="15.478cm" svg:height="11.88cm" draw:z-index="2"><draw:image xlink:href="Pictures/1000020100000249000001C103789B89.png" xlink:type="simple" xlink:show="embed" xlink:actuate="onLoad"/></draw:frame></text:p>
      <text:p text:style-name="Text_20_body"><text:soft-page-break/>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118920668" text:continue-list="list1111073587" text:style-name="Outline">
        <text:list-item>
          <text:list>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215329990"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1364135006" text:continue-numbering="true" text:style-name="Outline">
        <text:list-item>
          <text:list>
            <text:list-item>
              <text:list>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soft-page-break/></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Text_20_body"/>
      <text:p text:style-name="Text_20_body">The following sections describe the creation, migration and access facilities described above in detail.</text:p>
      <text:list xml:id="list1304568841" text:continue-numbering="true" text:style-name="Outline">
        <text:list-item>
          <text:list>
            <text:list-item>
              <text:list>
                <text:list-item>
                  <text:h text:style-name="Heading_20_3" text:outline-level="3">Database creation</text:h>
                </text:list-item>
              </text:list>
            </text:list-item>
          </text:list>
        </text:list-item>
      </text:list>
      <text:p text:style-name="Text_20_body"/>
      <text:list xml:id="list901732488" text:continue-numbering="true" text:style-name="Outline">
        <text:list-item>
          <text:list>
            <text:list-item>
              <text:list>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text:soft-page-break/>following sections describe these dialogs in more detail, and show how the text they display can be customised.</text:p>
      <text:list xml:id="list1447086608"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1284992548" text:style-name="L9">
        <text:list-item>
          <text:p text:style-name="P41">the name of the application, a short summary of its license details, and the 'About' text</text:p>
        </text:list-item>
        <text:list-item>
          <text:p text:style-name="P41">the developer credits (these are currently the credits for the framework itself; there is currently no way to customise or add to this, for your application)</text:p>
        </text:list-item>
        <text:list-item>
          <text:p text:style-name="P41">the full license text</text:p>
        </text:list-item>
      </text:list>
      <text:p text:style-name="P10">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1">The “About &lt;Application Name&gt;” menu item shown on the Help menu contains the name of the application as returned by the getName() method of your (Application)Plugin.</text:p>
      <text:list xml:id="list1753576052" text:continue-list="list1447086608"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oft-page-break/><text:span text:style-name="T9">the application as returned by the </text:span><text:span text:style-name="Source_20_Text"><text:span text:style-name="T9">getName</text:span></text:span><text:span text:style-name="T9">() method of your (Application)Plugin.</text:span></text:p>
      <text:list xml:id="list1108392207"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10">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1">The email address or URL shown on the problem reporter screen is customisable by the ApplicationPlugin developer by returning it in the getDevelopersContactDetails() method.</text:p>
      <text:p text:style-name="P21"/>
      <text:p text:style-name="P10">To report exceptions to the user, you will either:</text:p>
      <text:list xml:id="list239902781" text:style-name="L10">
        <text:list-item>
          <text:p text:style-name="P42">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2">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148442995" text:continue-list="list1108392207" text:style-name="Outline">
        <text:list-item>
          <text:list>
            <text:list-item>
              <text:list>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xml:id="list326676822" text:continue-numbering="true" text:style-name="Outline">
        <text:list-item>
          <text:list>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30">Command line flag</text:p>
          </table:table-cell>
          <table:table-cell table:style-name="Table1.B1" office:value-type="string">
            <text:p text:style-name="P30">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text:soft-page-break/>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8">Framework name MiniMiser</text:p>
      <text:p text:style-name="P17"/>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162919646"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970098068"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1563638523" text:continue-numbering="true" text:style-name="Outline">
        <text:list-item>
          <text:list>
            <text:list-item>
              <text:list>
                <text:list-item>
                  <text:list>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2136525393" text:continue-numbering="true" text:style-name="Outline">
        <text:list-item>
          <text:list>
            <text:list-item>
              <text:list>
                <text:list-item>
                  <text:h text:style-name="Heading_20_3" text:outline-level="3"><text:soft-page-break/>The startup queue</text:h>
                </text:list-item>
              </text:list>
            </text:list-item>
          </text:list>
        </text:list-item>
      </text:list>
      <text:p text:style-name="Text_20_body">WRITE MORE</text:p>
      <text:list xml:id="list1329476335"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762672981"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1832421372" text:style-name="L11">
        <text:list-item>
          <text:p text:style-name="P43">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3">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736160395" text:continue-list="list762672981"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1054523401" text:style-name="L12">
        <text:list-header>
          <text:p text:style-name="P31"/>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text:soft-page-break/>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1815726069" text:continue-list="list736160395"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1986675484"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1800373703"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1657497762"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text:soft-page-break/>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1228274721"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xml:id="list674194907"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xml:id="list1891338048"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text:soft-page-break/>You must be able to publish files from this URL, perhaps it is part of the same server from which you make the software downloads available.</text:p>
      <text:p text:style-name="Text_20_body">The framework will attempt to download two files under this URL:</text:p>
      <text:list xml:id="list803767740" text:style-name="L13">
        <text:list-item>
          <text:p text:style-name="P44">version.txt which contains the latest version number on a single line of text, e.g. 'v2.1.3'</text:p>
        </text:list-item>
        <text:list-item>
          <text:p text:style-name="P44">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1486887513" text:continue-list="list1891338048"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672488523" text:continue-numbering="true" text:style-name="Outline">
        <text:list-item>
          <text:list>
            <text:list-item>
              <text:list>
                <text:list-item>
                  <text:list>
                    <text:list-item>
                      <text:list>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1129429571"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0</meta:generator>
    <meta:creation-date>2009-03-09T07:40:05</meta:creation-date>
    <dc:date>2009-12-30T22:41:04</dc:date>
    <dc:language>en-GB</dc:language>
    <meta:editing-cycles>237</meta:editing-cycles>
    <meta:editing-duration>PT706H29M24S</meta:editing-duration>
    <meta:document-statistic meta:table-count="1" meta:image-count="5" meta:object-count="0" meta:page-count="39" meta:paragraph-count="963" meta:word-count="13409" meta:character-count="94688"/>
    <meta:user-defined meta:name="Info 1"/>
    <meta:user-defined meta:name="Info 2"/>
    <meta:user-defined meta:name="Info 3"/>
    <meta:user-defined meta:name="Info 4"/>
  </office:meta>
</office:document-meta>
</file>